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ygame,random,time</text:p>
      <text:p text:style-name="P1">pygame.init()</text:p>
      <text:p text:style-name="P1">screen=pygame.display.set_mode([700,700])</text:p>
      <text:p text:style-name="P1"/>
      <text:p text:style-name="P1">class React:</text:p>
      <text:p text:style-name="P1"><text:s text:c="4"/></text:p>
      <text:p text:style-name="P1"><text:s text:c="4"/>class Sheep:</text:p>
      <text:p text:style-name="P1"><text:s text:c="8"/>def __init__(self):</text:p>
      <text:p text:style-name="P1"><text:s text:c="12"/>self.image1=pygame.image.load('sheep.png').convert()</text:p>
      <text:p text:style-name="P1"><text:s text:c="12"/>self.image2=pygame.image.load('sheep2.png').convert()</text:p>
      <text:p text:style-name="P1"><text:s text:c="12"/>self.image1.set_colorkey((255,255,255))</text:p>
      <text:p text:style-name="P1"><text:s text:c="12"/>self.image2.set_colorkey((255,255,255))</text:p>
      <text:p text:style-name="P1"><text:s text:c="12"/>self.image=self.image1</text:p>
      <text:p text:style-name="P1"><text:s text:c="12"/>self.x1=random.randrange(500)</text:p>
      <text:p text:style-name="P1"><text:s text:c="12"/>self.y1=random.randrange(500)</text:p>
      <text:p text:style-name="P1"><text:s text:c="12"/>self.xv=random.choice([1,2,3,4])*random.choice([1,-1])</text:p>
      <text:p text:style-name="P1"><text:s text:c="12"/>self.yv=random.choice([1,2,3,4])*random.choice([1,-1])</text:p>
      <text:p text:style-name="P1"/>
      <text:p text:style-name="P1"><text:s text:c="12"/></text:p>
      <text:p text:style-name="P1"><text:s text:c="8"/>def move(self):</text:p>
      <text:p text:style-name="P1"><text:s text:c="12"/>if self.yv&lt;0:</text:p>
      <text:p text:style-name="P1"><text:s text:c="16"/>self.image=self.image2</text:p>
      <text:p text:style-name="P1"><text:s text:c="12"/>else:</text:p>
      <text:p text:style-name="P1"><text:s text:c="16"/>self.image=self.image1</text:p>
      <text:p text:style-name="P1"><text:s text:c="12"/>self.x1=self.x1+self.xv</text:p>
      <text:p text:style-name="P1"><text:s text:c="12"/>self.y1=self.y1+self.yv</text:p>
      <text:p text:style-name="P1"><text:s text:c="12"/>if 650&lt;=self.x1 or self.x1&lt;=0:</text:p>
      <text:p text:style-name="P1"><text:s text:c="16"/>self.xv=-self.xv</text:p>
      <text:p text:style-name="P1"><text:s text:c="12"/>if 550&lt;=self.y1 or self.y1&lt;=0:</text:p>
      <text:p text:style-name="P1"><text:s text:c="16"/>self.yv=-self.yv</text:p>
      <text:p text:style-name="P1"><text:s text:c="4"/></text:p>
      <text:p text:style-name="P1"><text:s text:c="4"/>def __init__(self):</text:p>
      <text:p text:style-name="P1"><text:soft-page-break/><text:s text:c="8"/>self.score=0</text:p>
      <text:p text:style-name="P1"><text:s text:c="8"/>self.winimg=pygame.image.load('youwin.png').convert()</text:p>
      <text:p text:style-name="P1"><text:s text:c="8"/>pygame.font.init()</text:p>
      <text:p text:style-name="P1"><text:s text:c="8"/>self.font=pygame.font.SysFont('comicsansms',30)</text:p>
      <text:p text:style-name="P1"><text:s text:c="8"/>self.sheeplist=[]</text:p>
      <text:p text:style-name="P1"><text:s text:c="8"/>self.sheepno=2</text:p>
      <text:p text:style-name="P1"><text:s text:c="8"/>self.background=pygame.image.load('reactbg.png').convert()</text:p>
      <text:p text:style-name="P1"><text:s text:c="8"/>self.prompt=pygame.image.load('promptreact.png').convert()</text:p>
      <text:p text:style-name="P1"><text:s text:c="8"/>self.blackbar=pygame.image.load('blackbar.png').convert()</text:p>
      <text:p text:style-name="P1"><text:s text:c="8"/>screen.blit((self.background),(0,0))</text:p>
      <text:p text:style-name="P1"><text:s text:c="8"/>screen.blit(pygame.image.load('quit.png').convert(),(0,650))</text:p>
      <text:p text:style-name="P1"><text:s text:c="8"/>pygame.display.flip()</text:p>
      <text:p text:style-name="P1"><text:s text:c="8"/>while 1 :</text:p>
      <text:p text:style-name="P1"><text:s text:c="12"/>self.mainloop()</text:p>
      <text:p text:style-name="P1"><text:s text:c="8"/></text:p>
      <text:p text:style-name="P1"><text:s text:c="4"/>def mainloop(self):</text:p>
      <text:p text:style-name="P1"><text:s text:c="8"/></text:p>
      <text:p text:style-name="P1"><text:s text:c="8"/>self.sheeplist=[]</text:p>
      <text:p text:style-name="P1"><text:s text:c="8"/>screen.blit((self.background),(0,0))</text:p>
      <text:p text:style-name="P1"><text:s text:c="4"/></text:p>
      <text:p text:style-name="P1"><text:s text:c="8"/>for i in range(self.sheepno):</text:p>
      <text:p text:style-name="P1"><text:s text:c="12"/>f=React.Sheep()</text:p>
      <text:p text:style-name="P1"><text:s text:c="12"/>self.sheeplist.append(f)</text:p>
      <text:p text:style-name="P1"><text:s text:c="12"/>screen.blit(f.image,(f.x1,f.y1))</text:p>
      <text:p text:style-name="P1"><text:s text:c="12"/>time.sleep(0.2)</text:p>
      <text:p text:style-name="P1"><text:s text:c="12"/>pygame.display.flip()</text:p>
      <text:p text:style-name="P1"><text:s text:c="12"/></text:p>
      <text:p text:style-name="P1"><text:s text:c="8"/>screen.blit(self.prompt,(100,650))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pygame.display.flip()</text:p>
      <text:p text:style-name="P1"><text:soft-page-break/><text:s text:c="8"/>time.sleep(2)</text:p>
      <text:p text:style-name="P1"><text:s text:c="12"/></text:p>
      <text:p text:style-name="P1"><text:s text:c="8"/>self.gameloop()</text:p>
      <text:p text:style-name="P1"><text:s text:c="12"/></text:p>
      <text:p text:style-name="P1"><text:s text:c="8"/>self.sheepno+=2</text:p>
      <text:p text:style-name="P1"/>
      <text:p text:style-name="P1"/>
      <text:p text:style-name="P1"><text:s text:c="4"/>def gameloop(self):</text:p>
      <text:p text:style-name="P1"><text:s text:c="8"/></text:p>
      <text:p text:style-name="P1"><text:s text:c="8"/>for event in pygame.event.get():pass</text:p>
      <text:p text:style-name="P1"><text:s text:c="8"/>start=time.time()</text:p>
      <text:p text:style-name="P1"><text:s text:c="8"/>while time.time()-start&lt;=6:</text:p>
      <text:p text:style-name="P1"><text:s text:c="12"/>screen.blit((self.background),(0,0))</text:p>
      <text:p text:style-name="P1"><text:s text:c="12"/>for sheep in self.sheeplist:</text:p>
      <text:p text:style-name="P1"><text:s text:c="16"/>screen.blit(sheep.image,(sheep.x1,sheep.y1))</text:p>
      <text:p text:style-name="P1"><text:s text:c="12"/>for sheep in self.sheeplist:</text:p>
      <text:p text:style-name="P1"><text:s text:c="16"/>sheep.move()</text:p>
      <text:p text:style-name="P1"><text:s text:c="12"/>remtime=abs(6-(time.time()-start))+1</text:p>
      <text:p text:style-name="P1"><text:s text:c="12"/>fontsurf=self.font.render(str(int(remtime)),True,(255,0,0))</text:p>
      <text:p text:style-name="P1"><text:s text:c="12"/>screen.blit(fontsurf,(10,10))</text:p>
      <text:p text:style-name="P1"><text:s text:c="12"/>pygame.display.flip()</text:p>
      <text:p text:style-name="P1"><text:s text:c="12"/>time.sleep(0.02)</text:p>
      <text:p text:style-name="P1"><text:s text:c="12"/>if self.sheeplist==[]:</text:p>
      <text:p text:style-name="P1"><text:s text:c="16"/>break</text:p>
      <text:p text:style-name="P1"><text:s text:c="12"/></text:p>
      <text:p text:style-name="P1"><text:s text:c="12"/>for event in pygame.event.get():</text:p>
      <text:p text:style-name="P1"><text:s text:c="16"/>if event.type==pygame.MOUSEBUTTONDOWN:</text:p>
      <text:p text:style-name="P1"><text:s text:c="20"/>if 0&lt;=event.pos[0]&lt;=100 and 650&lt;=event.pos[1]&lt;=700:</text:p>
      <text:p text:style-name="P1"><text:s text:c="24"/>begin()</text:p>
      <text:p text:style-name="P1"><text:s text:c="16"/>elif event.type==pygame.QUIT:</text:p>
      <text:p text:style-name="P1"><text:s text:c="20"/>pygame.quit()</text:p>
      <text:p text:style-name="P1"/>
      <text:p text:style-name="P1"><text:soft-page-break/><text:s text:c="16"/>if event.type==pygame.MOUSEBUTTONDOWN:</text:p>
      <text:p text:style-name="P1"><text:s text:c="20"/>pos=event.pos</text:p>
      <text:p text:style-name="P1"><text:s text:c="20"/>if 0&lt;=event.pos[0]&lt;=100 and 650&lt;=event.pos[1]&lt;=700:</text:p>
      <text:p text:style-name="P1"><text:s text:c="24"/>begin()</text:p>
      <text:p text:style-name="P1"><text:s text:c="20"/>elif 0&lt;=event.pos[1]&lt;=600:</text:p>
      <text:p text:style-name="P1"><text:s text:c="24"/>xp,yp=pos[0],pos[1]</text:p>
      <text:p text:style-name="P1"><text:s text:c="24"/>for sheep in self.sheeplist:</text:p>
      <text:p text:style-name="P1"><text:s text:c="28"/>x1=sheep.x1</text:p>
      <text:p text:style-name="P1"><text:s text:c="28"/>x2=x1+50</text:p>
      <text:p text:style-name="P1"><text:s text:c="28"/>y1=sheep.y1</text:p>
      <text:p text:style-name="P1"><text:s text:c="28"/>y2=y1+50</text:p>
      <text:p text:style-name="P1"><text:s text:c="28"/>if x1&lt;xp&lt;x2 and y1&lt;yp&lt;y2:</text:p>
      <text:p text:style-name="P1"><text:s text:c="32"/>self.sheeplist.remove(sheep)</text:p>
      <text:p text:style-name="P1"><text:s text:c="8"/>else:</text:p>
      <text:p text:style-name="P1"><text:s text:c="12"/>screen.blit(pygame.image.load('youlose.png').convert(),(100,650))</text:p>
      <text:p text:style-name="P1"><text:s text:c="12"/>pygame.display.flip()</text:p>
      <text:p text:style-name="P1"><text:s text:c="12"/>time.sleep(2)</text:p>
      <text:p text:style-name="P1"><text:s text:c="12"/>screen.blit(self.blackbar,(100,650))</text:p>
      <text:p text:style-name="P1"><text:s text:c="12"/>writescore(self.score)</text:p>
      <text:p text:style-name="P1"><text:s text:c="12"/>begin()</text:p>
      <text:p text:style-name="P1"><text:s text:c="28"/></text:p>
      <text:p text:style-name="P1"><text:s text:c="8"/>screen.blit(self.blackbar,(100,650))</text:p>
      <text:p text:style-name="P1"><text:s text:c="8"/>screen.blit(self.winimg,(100,650))</text:p>
      <text:p text:style-name="P1"><text:s text:c="8"/>self.score+=1</text:p>
      <text:p text:style-name="P1"><text:s text:c="8"/>pygame.display.flip()</text:p>
      <text:p text:style-name="P1"><text:s text:c="8"/>time.sleep(1.5)</text:p>
      <text:p text:style-name="P1"><text:s text:c="8"/>screen.blit(self.blackbar,(100,650))</text:p>
      <text:p text:style-name="P1"><text:s text:c="8"/>pygame.display.flip()</text:p>
      <text:p text:style-name="P1"><text:s text:c="6"/></text:p>
      <text:p text:style-name="P1"/>
      <text:p text:style-name="P1">class Vision:</text:p>
      <text:p text:style-name="P1"><text:soft-page-break/><text:s text:c="4"/></text:p>
      <text:p text:style-name="P1"><text:s text:c="4"/>class Fish:</text:p>
      <text:p text:style-name="P1"><text:s text:c="8"/>def __init__(self,isTarget=False):</text:p>
      <text:p text:style-name="P1"><text:s text:c="12"/>self.image=pygame.image.load('fish.png').convert()</text:p>
      <text:p text:style-name="P1"><text:s text:c="12"/>self.image.set_colorkey((0,0,0))</text:p>
      <text:p text:style-name="P1"><text:s text:c="12"/>self.image1=pygame.image.load('fish.png').convert()</text:p>
      <text:p text:style-name="P1"><text:s text:c="12"/>self.image1.set_colorkey((0,0,0))</text:p>
      <text:p text:style-name="P1"><text:s text:c="12"/>self.image2=pygame.transform.flip(self.image1,1,0)</text:p>
      <text:p text:style-name="P1"><text:s text:c="12"/>self.isTarget=isTarget</text:p>
      <text:p text:style-name="P1"><text:s text:c="12"/>self.x1=random.randrange(500)</text:p>
      <text:p text:style-name="P1"><text:s text:c="12"/>self.y1=random.randrange(500)</text:p>
      <text:p text:style-name="P1"><text:s text:c="12"/>self.xv=random.choice([1,2])*random.choice([1,-1])</text:p>
      <text:p text:style-name="P1"><text:s text:c="12"/>self.yv=random.choice([1,2])*random.choice([1,-1])</text:p>
      <text:p text:style-name="P1"/>
      <text:p text:style-name="P1"><text:s text:c="8"/>def move(self):</text:p>
      <text:p text:style-name="P1"><text:s text:c="12"/>if self.xv&lt;0:</text:p>
      <text:p text:style-name="P1"><text:s text:c="16"/>self.image=self.image1</text:p>
      <text:p text:style-name="P1"><text:s text:c="12"/>else:</text:p>
      <text:p text:style-name="P1"><text:s text:c="16"/>self.image=self.image2</text:p>
      <text:p text:style-name="P1"><text:s text:c="12"/>self.x1=self.x1+self.xv</text:p>
      <text:p text:style-name="P1"><text:s text:c="12"/>self.y1=self.y1+self.yv</text:p>
      <text:p text:style-name="P1"><text:s text:c="12"/>if 650&lt;=self.x1 or self.x1&lt;=0:</text:p>
      <text:p text:style-name="P1"><text:s text:c="16"/>self.xv=-self.xv</text:p>
      <text:p text:style-name="P1"><text:s text:c="12"/>if 550&lt;=self.y1 or self.y1&lt;=0:</text:p>
      <text:p text:style-name="P1"><text:s text:c="16"/>self.yv=-self.yv</text:p>
      <text:p text:style-name="P1"><text:s text:c="4"/></text:p>
      <text:p text:style-name="P1"><text:s text:c="4"/>def __init__(self):</text:p>
      <text:p text:style-name="P1"><text:s text:c="8"/>self.score=0</text:p>
      <text:p text:style-name="P1"><text:s text:c="8"/>pygame.font.init()</text:p>
      <text:p text:style-name="P1"><text:s text:c="8"/>font=pygame.font.SysFont('comicsansms',25)</text:p>
      <text:p text:style-name="P1"><text:s text:c="8"/>self.textsurf=font.render('Click on the fishes you were spying on',1,(255,201,14))</text:p>
      <text:p text:style-name="P1"><text:soft-page-break/><text:s text:c="8"/>self.clock=pygame.time.Clock()</text:p>
      <text:p text:style-name="P1"><text:s text:c="8"/>self.fishlist=[]</text:p>
      <text:p text:style-name="P1"><text:s text:c="8"/>self.fishno=2</text:p>
      <text:p text:style-name="P1"><text:s text:c="8"/>self.noise=4</text:p>
      <text:p text:style-name="P1"><text:s text:c="8"/>self.background=pygame.image.load('fishbg.png').convert()</text:p>
      <text:p text:style-name="P1"><text:s text:c="8"/>self.prompt1=pygame.image.load('promptvision1.png').convert()</text:p>
      <text:p text:style-name="P1"><text:s text:c="8"/>self.prompt2=pygame.image.load('promptvision2.png').convert()</text:p>
      <text:p text:style-name="P1"><text:s text:c="8"/>self.blackbar=pygame.image.load('blackbar.png').convert()</text:p>
      <text:p text:style-name="P1"><text:s text:c="8"/>screen.blit((self.background),(0,0))</text:p>
      <text:p text:style-name="P1"><text:s text:c="8"/>screen.blit(pygame.image.load('quit.png').convert(),(0,650))</text:p>
      <text:p text:style-name="P1"><text:s text:c="8"/>pygame.display.flip()</text:p>
      <text:p text:style-name="P1"><text:s text:c="8"/>while 1 :</text:p>
      <text:p text:style-name="P1"><text:s text:c="12"/>self.mainloop()</text:p>
      <text:p text:style-name="P1"><text:s text:c="8"/></text:p>
      <text:p text:style-name="P1"><text:s text:c="4"/>def mainloop(self):</text:p>
      <text:p text:style-name="P1"><text:s text:c="8"/>self.fishlist=[]</text:p>
      <text:p text:style-name="P1"><text:s text:c="8"/>screen.blit((self.background),(0,0))</text:p>
      <text:p text:style-name="P1"><text:s text:c="4"/></text:p>
      <text:p text:style-name="P1"><text:s text:c="8"/>for i in range(self.fishno):</text:p>
      <text:p text:style-name="P1"><text:s text:c="12"/>f=Vision.Fish(True)</text:p>
      <text:p text:style-name="P1"><text:s text:c="12"/>self.fishlist.append(f)</text:p>
      <text:p text:style-name="P1"><text:s text:c="12"/>screen.blit(f.image,(f.x1,f.y1))</text:p>
      <text:p text:style-name="P1"><text:s text:c="12"/>time.sleep(0.2)</text:p>
      <text:p text:style-name="P1"><text:s text:c="12"/>pygame.display.flip()</text:p>
      <text:p text:style-name="P1"><text:s text:c="8"/>screen.blit(self.prompt1,(100,650))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pygame.display.flip()</text:p>
      <text:p text:style-name="P1"><text:s text:c="8"/></text:p>
      <text:p text:style-name="P1"><text:soft-page-break/><text:s text:c="8"/>for i in range(self.noise):</text:p>
      <text:p text:style-name="P1"><text:s text:c="12"/>f=Vision.Fish()</text:p>
      <text:p text:style-name="P1"><text:s text:c="12"/>self.fishlist.append(f)</text:p>
      <text:p text:style-name="P1"><text:s text:c="12"/>screen.blit(f.image,(f.x1,f.y1))</text:p>
      <text:p text:style-name="P1"><text:s text:c="8"/>screen.blit(self.prompt2,(100,650))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pygame.display.flip()</text:p>
      <text:p text:style-name="P1"><text:s text:c="8"/>time.sleep(2)</text:p>
      <text:p text:style-name="P1"><text:s text:c="12"/></text:p>
      <text:p text:style-name="P1"><text:s text:c="8"/>self.gameloop()</text:p>
      <text:p text:style-name="P1"><text:s text:c="8"/>self.score+=1</text:p>
      <text:p text:style-name="P1"><text:s text:c="8"/>self.fishno+=1</text:p>
      <text:p text:style-name="P1"><text:s text:c="8"/>self.noise+=1</text:p>
      <text:p text:style-name="P1"/>
      <text:p text:style-name="P1"/>
      <text:p text:style-name="P1"><text:s text:c="4"/>def gameloop(self):</text:p>
      <text:p text:style-name="P1"><text:s text:c="8"/>caught=0</text:p>
      <text:p text:style-name="P1"><text:s text:c="8"/>correctfish,wrongfish=0,0</text:p>
      <text:p text:style-name="P1"><text:s text:c="8"/>start=time.time()</text:p>
      <text:p text:style-name="P1"><text:s text:c="8"/>while time.time()-start&lt;=8:</text:p>
      <text:p text:style-name="P1"><text:s text:c="12"/>for event in pygame.event.get():</text:p>
      <text:p text:style-name="P1"><text:s text:c="16"/>if event.type==pygame.MOUSEBUTTONDOWN:</text:p>
      <text:p text:style-name="P1"><text:s text:c="20"/>if 0&lt;=event.pos[0]&lt;=100 and 650&lt;=event.pos[1]&lt;=700:</text:p>
      <text:p text:style-name="P1"><text:s text:c="24"/>begin()</text:p>
      <text:p text:style-name="P1"><text:s text:c="16"/>elif event.type==pygame.QUIT:</text:p>
      <text:p text:style-name="P1"><text:s text:c="20"/>pygame.quit()</text:p>
      <text:p text:style-name="P1"><text:s text:c="12"/>for fish in self.fishlist:</text:p>
      <text:p text:style-name="P1"><text:s text:c="16"/>fish.move()</text:p>
      <text:p text:style-name="P1"><text:s text:c="12"/>screen.blit((self.background),(0,0))</text:p>
      <text:p text:style-name="P1"><text:s text:c="12"/>for fish in self.fishlist:</text:p>
      <text:p text:style-name="P1"><text:soft-page-break/><text:s text:c="16"/>screen.blit(fish.image,(fish.x1,fish.y1))</text:p>
      <text:p text:style-name="P1"><text:s text:c="12"/>pygame.display.flip()</text:p>
      <text:p text:style-name="P1"><text:s text:c="12"/>time.sleep(0.02)</text:p>
      <text:p text:style-name="P1"><text:s text:c="8"/>flag=True</text:p>
      <text:p text:style-name="P1"><text:s text:c="8"/>screen.blit(self.textsurf,(150,660))</text:p>
      <text:p text:style-name="P1"><text:s text:c="8"/>pygame.display.flip()</text:p>
      <text:p text:style-name="P1"><text:s text:c="8"/>while flag:</text:p>
      <text:p text:style-name="P1"><text:s text:c="12"/>for event in pygame.event.get():</text:p>
      <text:p text:style-name="P1"><text:s text:c="16"/>if correctfish+wrongfish==self.fishno:</text:p>
      <text:p text:style-name="P1"><text:s text:c="20"/>flag=False</text:p>
      <text:p text:style-name="P1"><text:s text:c="20"/>break</text:p>
      <text:p text:style-name="P1"><text:s text:c="16"/>if event.type==pygame.QUIT:</text:p>
      <text:p text:style-name="P1"><text:s text:c="20"/>begin()</text:p>
      <text:p text:style-name="P1"><text:s text:c="16"/>elif event.type==pygame.MOUSEBUTTONDOWN:</text:p>
      <text:p text:style-name="P1"><text:s text:c="20"/>pos=event.pos</text:p>
      <text:p text:style-name="P1"><text:s text:c="20"/>if 0&lt;=event.pos[0]&lt;=100 and 650&lt;=event.pos[1]&lt;=700:</text:p>
      <text:p text:style-name="P1"><text:s text:c="24"/>begin()</text:p>
      <text:p text:style-name="P1"><text:s text:c="20"/>elif 0&lt;=event.pos[1]&lt;=600:</text:p>
      <text:p text:style-name="P1"><text:s text:c="24"/>xp,yp=pos[0],pos[1]</text:p>
      <text:p text:style-name="P1"><text:s text:c="24"/>for fish in self.fishlist:</text:p>
      <text:p text:style-name="P1"><text:s text:c="28"/>x1=fish.x1</text:p>
      <text:p text:style-name="P1"><text:s text:c="28"/>x2=x1+50</text:p>
      <text:p text:style-name="P1"><text:s text:c="28"/>y1=fish.y1</text:p>
      <text:p text:style-name="P1"><text:s text:c="28"/>y2=y1+50</text:p>
      <text:p text:style-name="P1"><text:s text:c="28"/>if x1&lt;xp&lt;x2 and y1&lt;yp&lt;y2:</text:p>
      <text:p text:style-name="P1"><text:s text:c="32"/>if fish.isTarget:</text:p>
      <text:p text:style-name="P1"><text:s text:c="36"/>if not fish.isTarget==2:</text:p>
      <text:p text:style-name="P1"><text:s text:c="40"/>correctfish+=1</text:p>
      <text:p text:style-name="P1"><text:s text:c="40"/>fish.isTarget=2</text:p>
      <text:p text:style-name="P1"><text:s text:c="32"/>else:</text:p>
      <text:p text:style-name="P1"><text:s text:c="36"/>wrongfish+=1</text:p>
      <text:p text:style-name="P1"><text:s text:c="32"/>break</text:p>
      <text:p text:style-name="P1"><text:soft-page-break/><text:s text:c="28"/></text:p>
      <text:p text:style-name="P1"><text:s text:c="8"/>print correctfish</text:p>
      <text:p text:style-name="P1"><text:s text:c="8"/>print wrongfish</text:p>
      <text:p text:style-name="P1"><text:s text:c="8"/>font=pygame.font.SysFont('comicsansms',30)</text:p>
      <text:p text:style-name="P1"><text:s text:c="8"/>fontsurf=font.render('Correct:'+str(correctfish)+' <text:s/>Wrong:'+str(wrongfish),True,(255,201,14))</text:p>
      <text:p text:style-name="P1"><text:s text:c="8"/>screen.blit(self.blackbar,(100,650))</text:p>
      <text:p text:style-name="P1"><text:s text:c="8"/>screen.blit(fontsurf,(100,660))</text:p>
      <text:p text:style-name="P1"><text:s text:c="8"/>pygame.display.flip()</text:p>
      <text:p text:style-name="P1"><text:s text:c="8"/>time.sleep(1.5)</text:p>
      <text:p text:style-name="P1"><text:s text:c="8"/>screen.blit(self.blackbar,(100,650))</text:p>
      <text:p text:style-name="P1"><text:s text:c="8"/>pygame.display.flip()</text:p>
      <text:p text:style-name="P1"><text:s text:c="8"/>if correctfish&lt;wrongfish:</text:p>
      <text:p text:style-name="P1"><text:s text:c="12"/>screen.blit(pygame.image.load('youlose.png').convert(),(100,650))</text:p>
      <text:p text:style-name="P1"><text:s text:c="12"/>pygame.display.flip()</text:p>
      <text:p text:style-name="P1"><text:s text:c="12"/>time.sleep(2)</text:p>
      <text:p text:style-name="P1"><text:s text:c="12"/>screen.blit(self.blackbar,(100,650))</text:p>
      <text:p text:style-name="P1"><text:s text:c="12"/>writescore(self.score)</text:p>
      <text:p text:style-name="P1"><text:s text:c="12"/>begin()</text:p>
      <text:p text:style-name="P1"><text:s text:c="8"/></text:p>
      <text:p text:style-name="P1">class Calc:</text:p>
      <text:p text:style-name="P1"><text:s text:c="4"/>class Number:</text:p>
      <text:p text:style-name="P1"><text:s text:c="8"/>total=0</text:p>
      <text:p text:style-name="P1"><text:s text:c="8"/>def __init__(self,opt=False):</text:p>
      <text:p text:style-name="P1"><text:s text:c="12"/>imgid=random.randint(1,15)</text:p>
      <text:p text:style-name="P1"><text:s text:c="12"/>print Calc.Number.total</text:p>
      <text:p text:style-name="P1"><text:s text:c="12"/>self.image=pygame.image.load('num'+str(imgid)+'.png').convert()</text:p>
      <text:p text:style-name="P1"><text:s text:c="12"/>self.image.set_colorkey((255,255,255))</text:p>
      <text:p text:style-name="P1"><text:s text:c="12"/>self.isTarget=opt</text:p>
      <text:p text:style-name="P1"><text:s text:c="12"/>self.x1=random.randrange(500)</text:p>
      <text:p text:style-name="P1"><text:soft-page-break/><text:s text:c="12"/>self.y1=random.randrange(500)</text:p>
      <text:p text:style-name="P1"><text:s text:c="12"/>if self.isTarget:</text:p>
      <text:p text:style-name="P1"><text:s text:c="16"/>Calc.Number.total+=imgid</text:p>
      <text:p text:style-name="P1"><text:s text:c="16"/>self.xv=random.choice([1,2])*random.choice([1,-1])</text:p>
      <text:p text:style-name="P1"><text:s text:c="16"/>self.yv=random.choice([1,2])*random.choice([1,-1])</text:p>
      <text:p text:style-name="P1"/>
      <text:p text:style-name="P1"><text:s text:c="8"/>def move(self):</text:p>
      <text:p text:style-name="P1"><text:s text:c="12"/>self.x1=self.x1+self.xv</text:p>
      <text:p text:style-name="P1"><text:s text:c="12"/>self.y1=self.y1+self.yv</text:p>
      <text:p text:style-name="P1"><text:s text:c="12"/>if 650&lt;=self.x1 or self.x1&lt;=0:</text:p>
      <text:p text:style-name="P1"><text:s text:c="16"/>self.xv=-self.xv</text:p>
      <text:p text:style-name="P1"><text:s text:c="12"/>if 550&lt;=self.y1 or self.y1&lt;=0:</text:p>
      <text:p text:style-name="P1"><text:s text:c="16"/>self.yv=-self.yv</text:p>
      <text:p text:style-name="P1"><text:s text:c="20"/></text:p>
      <text:p text:style-name="P1"><text:s text:c="4"/>def __init__(self):</text:p>
      <text:p text:style-name="P1"><text:s text:c="8"/>self.score=0</text:p>
      <text:p text:style-name="P1"><text:s text:c="8"/>self.font=pygame.font.SysFont('arialblack',40)</text:p>
      <text:p text:style-name="P1"><text:s text:c="8"/>self.background=pygame.image.load('calcbg.png').convert()</text:p>
      <text:p text:style-name="P1"><text:s text:c="8"/>self.blackbar=pygame.image.load('blackbar.png').convert()</text:p>
      <text:p text:style-name="P1"><text:s text:c="8"/>self.prompt1=pygame.image.load('promptcalc1.png').convert()</text:p>
      <text:p text:style-name="P1"><text:s text:c="8"/>self.prompt2=pygame.image.load('promptcalc2.png').convert()</text:p>
      <text:p text:style-name="P1"><text:s text:c="8"/>screen.blit(pygame.image.load('quit.png').convert(),(0,650))</text:p>
      <text:p text:style-name="P1"><text:s text:c="8"/>self.correct=pygame.image.load('correct.png').convert()</text:p>
      <text:p text:style-name="P1"><text:s text:c="8"/>self.numno=2</text:p>
      <text:p text:style-name="P1"><text:s text:c="8"/>self.noise=4</text:p>
      <text:p text:style-name="P1"><text:s text:c="8"/>pygame.display.flip()</text:p>
      <text:p text:style-name="P1"><text:s text:c="8"/>while 1 :</text:p>
      <text:p text:style-name="P1"><text:s text:c="12"/>self.mainloop()</text:p>
      <text:p text:style-name="P1"/>
      <text:p text:style-name="P1"><text:s text:c="4"/>def mainloop(self):</text:p>
      <text:p text:style-name="P1"><text:s text:c="8"/>Calc.Number.total=0</text:p>
      <text:p text:style-name="P1"><text:s text:c="8"/>self.numlist=[]</text:p>
      <text:p text:style-name="P1"><text:soft-page-break/><text:s text:c="8"/>for i in range(self.numno):</text:p>
      <text:p text:style-name="P1"><text:s text:c="12"/>self.numlist.append(Calc.Number(True))</text:p>
      <text:p text:style-name="P1"><text:s text:c="8"/>screen.blit((self.background),(0,0))</text:p>
      <text:p text:style-name="P1"><text:s text:c="8"/>pygame.display.flip()</text:p>
      <text:p text:style-name="P1"><text:s text:c="8"/>for num in self.numlist:</text:p>
      <text:p text:style-name="P1"><text:s text:c="12"/>screen.blit(num.image,(num.x1,num.y1))</text:p>
      <text:p text:style-name="P1"><text:s text:c="8"/>screen.blit(self.prompt1,(100,650))</text:p>
      <text:p text:style-name="P1"><text:s text:c="8"/>pygame.display.flip()</text:p>
      <text:p text:style-name="P1"><text:s text:c="8"/>time.sleep(1)</text:p>
      <text:p text:style-name="P1"><text:s text:c="8"/></text:p>
      <text:p text:style-name="P1"><text:s text:c="8"/>for i in range(self.noise):</text:p>
      <text:p text:style-name="P1"><text:s text:c="12"/>self.numlist.append(Calc.Number())</text:p>
      <text:p text:style-name="P1"><text:s text:c="8"/>for num in self.numlist:</text:p>
      <text:p text:style-name="P1"><text:s text:c="12"/>screen.blit(num.image,(num.x1,num.y1))</text:p>
      <text:p text:style-name="P1"><text:s text:c="8"/>screen.blit(self.prompt2,(100,650))</text:p>
      <text:p text:style-name="P1"><text:s text:c="8"/>pygame.display.flip()</text:p>
      <text:p text:style-name="P1"><text:s text:c="8"/>time.sleep(1)</text:p>
      <text:p text:style-name="P1"><text:s text:c="8"/>screen.blit(self.blackbar,(100,650))</text:p>
      <text:p text:style-name="P1"><text:s text:c="8"/>pygame.display.flip()</text:p>
      <text:p text:style-name="P1"><text:s text:c="8"/>self.gameloop()</text:p>
      <text:p text:style-name="P1"><text:s text:c="8"/>self.noise+=1</text:p>
      <text:p text:style-name="P1"><text:s text:c="8"/>self.numno+=1</text:p>
      <text:p text:style-name="P1"/>
      <text:p text:style-name="P1"><text:s text:c="4"/>def gameloop(self):</text:p>
      <text:p text:style-name="P1"><text:s text:c="8"/>numstr=''</text:p>
      <text:p text:style-name="P1"><text:s text:c="8"/>start=time.time()</text:p>
      <text:p text:style-name="P1"><text:s text:c="8"/>while time.time()-start&lt;=6:</text:p>
      <text:p text:style-name="P1"><text:s text:c="12"/>for event in pygame.event.get():</text:p>
      <text:p text:style-name="P1"><text:s text:c="16"/>if event.type==pygame.MOUSEBUTTONDOWN:</text:p>
      <text:p text:style-name="P1"><text:s text:c="20"/>if 0&lt;=event.pos[0]&lt;=100 and 650&lt;=event.pos[1]&lt;=700:</text:p>
      <text:p text:style-name="P1"><text:s text:c="24"/>begin()</text:p>
      <text:p text:style-name="P1"><text:s text:c="16"/>elif event.type==pygame.QUIT:</text:p>
      <text:p text:style-name="P1"><text:soft-page-break/><text:s text:c="20"/>pygame.quit()</text:p>
      <text:p text:style-name="P1"><text:s text:c="16"/>elif event.type==pygame.KEYDOWN:</text:p>
      <text:p text:style-name="P1"><text:s text:c="20"/>keyy=event.key</text:p>
      <text:p text:style-name="P1"><text:s text:c="20"/>if keyy in range(48,58):</text:p>
      <text:p text:style-name="P1"><text:s text:c="24"/>numstr+=str(keyy-48)</text:p>
      <text:p text:style-name="P1"><text:s text:c="24"/>print numstr</text:p>
      <text:p text:style-name="P1"><text:s text:c="24"/>if numstr==str(Calc.Number.total):</text:p>
      <text:p text:style-name="P1"><text:s text:c="28"/>screen.blit(self.correct,(100,650))</text:p>
      <text:p text:style-name="P1"><text:s text:c="28"/>pygame.display.flip()</text:p>
      <text:p text:style-name="P1"><text:s text:c="28"/>time.sleep(2)</text:p>
      <text:p text:style-name="P1"><text:s text:c="28"/>self.score+=1</text:p>
      <text:p text:style-name="P1"><text:s text:c="28"/>return</text:p>
      <text:p text:style-name="P1"><text:s text:c="24"/>elif len(numstr)&gt;=len(str(Calc.Number.total)) or int(numstr)!=Calc.Number.total:</text:p>
      <text:p text:style-name="P1"><text:s text:c="28"/>screen.blit(pygame.image.load('youlose.png').convert(),(100,650))</text:p>
      <text:p text:style-name="P1"><text:s text:c="28"/>pygame.display.flip()</text:p>
      <text:p text:style-name="P1"><text:s text:c="28"/>time.sleep(2)</text:p>
      <text:p text:style-name="P1"><text:s text:c="28"/>screen.blit(self.blackbar,(100,650))</text:p>
      <text:p text:style-name="P1"><text:s text:c="28"/>writescore(self.score)</text:p>
      <text:p text:style-name="P1"><text:s text:c="28"/>begin()</text:p>
      <text:p text:style-name="P1"/>
      <text:p text:style-name="P1"><text:s text:c="12"/>for num in self.numlist:</text:p>
      <text:p text:style-name="P1"><text:s text:c="16"/>if num.isTarget:</text:p>
      <text:p text:style-name="P1"><text:s text:c="20"/>num.move()</text:p>
      <text:p text:style-name="P1"><text:s text:c="12"/>screen.blit((self.background),(0,0))</text:p>
      <text:p text:style-name="P1"><text:s text:c="12"/>for num in self.numlist:</text:p>
      <text:p text:style-name="P1"><text:s text:c="16"/>screen.blit(num.image,(num.x1,num.y1))</text:p>
      <text:p text:style-name="P1"><text:s text:c="12"/>pygame.display.flip()</text:p>
      <text:p text:style-name="P1"><text:s text:c="12"/>remtime=abs(6-(time.time()-start))+1</text:p>
      <text:p text:style-name="P1"><text:s text:c="12"/>b=0</text:p>
      <text:p text:style-name="P1"><text:s text:c="12"/>if remtime&lt;4:</text:p>
      <text:p text:style-name="P1"><text:soft-page-break/><text:s text:c="16"/>r,g=255,0</text:p>
      <text:p text:style-name="P1"><text:s text:c="12"/>else:</text:p>
      <text:p text:style-name="P1"><text:s text:c="16"/>r,g=0,255</text:p>
      <text:p text:style-name="P1"><text:s text:c="12"/>fontsurf=self.font.render(str(int(remtime)),True,(r,g,b))</text:p>
      <text:p text:style-name="P1"><text:s text:c="12"/>screen.blit(fontsurf,(10,10))</text:p>
      <text:p text:style-name="P1"><text:s text:c="12"/>pygame.display.flip() <text:s text:c="3"/></text:p>
      <text:p text:style-name="P1"><text:s text:c="12"/>time.sleep(0.02)</text:p>
      <text:p text:style-name="P1"><text:s text:c="12"/></text:p>
      <text:p text:style-name="P1"><text:s text:c="8"/>screen.blit(pygame.image.load('youlose.png').convert(),(100,650))</text:p>
      <text:p text:style-name="P1"><text:s text:c="8"/>fontsurf=self.font.render(str(0),True,(r,g,b))</text:p>
      <text:p text:style-name="P1"><text:s text:c="8"/>screen.blit(fontsurf,(10,10))</text:p>
      <text:p text:style-name="P1"><text:s text:c="8"/>pygame.display.flip() <text:s text:c="3"/></text:p>
      <text:p text:style-name="P1"><text:s text:c="8"/>pygame.display.flip()</text:p>
      <text:p text:style-name="P1"><text:s text:c="8"/>time.sleep(2)</text:p>
      <text:p text:style-name="P1"><text:s text:c="8"/>screen.blit(self.blackbar,(100,650))</text:p>
      <text:p text:style-name="P1"><text:s text:c="8"/>return self.score</text:p>
      <text:p text:style-name="P1"/>
      <text:p text:style-name="P1"/>
      <text:p text:style-name="P1">class Memory:</text:p>
      <text:p text:style-name="P1"><text:s text:c="4"/>def __init__(self):</text:p>
      <text:p text:style-name="P1"><text:s text:c="8"/>self.score=0</text:p>
      <text:p text:style-name="P1"><text:s text:c="8"/>self.limit=2</text:p>
      <text:p text:style-name="P1"><text:s text:c="8"/>self.start=True</text:p>
      <text:p text:style-name="P1"><text:s text:c="8"/>screen.blit(pygame.image.load('quit.png').convert(),(0,0))</text:p>
      <text:p text:style-name="P1"><text:s text:c="8"/>self.close=[[0,100],[650,700]]</text:p>
      <text:p text:style-name="P1"><text:s text:c="8"/>self.score=0</text:p>
      <text:p text:style-name="P1"><text:s text:c="8"/>a,b=200,200</text:p>
      <text:p text:style-name="P1"><text:s text:c="8"/>step=50</text:p>
      <text:p text:style-name="P1"><text:s text:c="8"/>self.posns=[]</text:p>
      <text:p text:style-name="P1"><text:s text:c="8"/>for i in range(7):</text:p>
      <text:p text:style-name="P1"><text:s text:c="12"/>a=(200+50*i)</text:p>
      <text:p text:style-name="P1"><text:soft-page-break/><text:s text:c="12"/>for j in range(7):</text:p>
      <text:p text:style-name="P1"><text:s text:c="16"/>b=200+50*j</text:p>
      <text:p text:style-name="P1"><text:s text:c="16"/>lis=[a,b]</text:p>
      <text:p text:style-name="P1"><text:s text:c="16"/>self.posns.append(lis)</text:p>
      <text:p text:style-name="P1"/>
      <text:p text:style-name="P1"><text:s text:c="8"/>self.rects=[]</text:p>
      <text:p text:style-name="P1"><text:s text:c="8"/>for i in range(49):</text:p>
      <text:p text:style-name="P1"><text:s text:c="12"/>a=self.posns[i][0]-20</text:p>
      <text:p text:style-name="P1"><text:s text:c="12"/>b=self.posns[i][1]-20</text:p>
      <text:p text:style-name="P1"><text:s text:c="12"/>lis=[a,b]</text:p>
      <text:p text:style-name="P1"><text:s text:c="12"/>self.rects.append(lis)</text:p>
      <text:p text:style-name="P1"/>
      <text:p text:style-name="P1"><text:s text:c="8"/>self.mainloop()</text:p>
      <text:p text:style-name="P1"><text:s text:c="4"/></text:p>
      <text:p text:style-name="P1"><text:s text:c="4"/>def mainloop(self):</text:p>
      <text:p text:style-name="P1"><text:s text:c="8"/></text:p>
      <text:p text:style-name="P1"><text:s text:c="8"/>screen.blit(pygame.image.load('mem.png').convert(),(0,0))</text:p>
      <text:p text:style-name="P1"><text:s text:c="8"/>if self.start:</text:p>
      <text:p text:style-name="P1"><text:s text:c="12"/>screen.blit(pygame.image.load('quit.png').convert(),(0,650)) <text:s text:c="7"/></text:p>
      <text:p text:style-name="P1"><text:s text:c="12"/>screen.blit(pygame.image.load('prompt.png').convert(),(100,650))</text:p>
      <text:p text:style-name="P1"><text:s text:c="8"/>self.start=False</text:p>
      <text:p text:style-name="P1"><text:s text:c="8"/>pygame.display.flip()</text:p>
      <text:p text:style-name="P1"><text:s text:c="8"/>clickspot=0</text:p>
      <text:p text:style-name="P1"><text:s text:c="8"/>while 1:</text:p>
      <text:p text:style-name="P1"><text:s text:c="12"/>while not clickspot:</text:p>
      <text:p text:style-name="P1"><text:s text:c="16"/>for event in pygame.event.get():</text:p>
      <text:p text:style-name="P1"><text:s text:c="20"/>if event.type==pygame.MOUSEBUTTONDOWN:</text:p>
      <text:p text:style-name="P1"><text:s text:c="24"/>if event.button==1:</text:p>
      <text:p text:style-name="P1"><text:s text:c="28"/>clickspot=pygame.mouse.get_pos()</text:p>
      <text:p text:style-name="P1"><text:s text:c="14"/></text:p>
      <text:p text:style-name="P1"><text:s text:c="12"/>if self.close[0][0]&lt;clickspot[0]&lt;self.close[0][1] and <text:soft-page-break/>self.close[1][0]&lt;clickspot[1]&lt;self.close[1][1]:</text:p>
      <text:p text:style-name="P1"><text:s text:c="16"/>return</text:p>
      <text:p text:style-name="P1"><text:s text:c="20"/></text:p>
      <text:p text:style-name="P1"><text:s text:c="12"/>else:</text:p>
      <text:p text:style-name="P1"><text:s text:c="16"/>break</text:p>
      <text:p text:style-name="P1"><text:s text:c="8"/></text:p>
      <text:p text:style-name="P1"><text:s text:c="8"/>screen.blit(pygame.image.load('blackbar.png').convert(),(100,650))</text:p>
      <text:p text:style-name="P1"><text:s text:c="8"/>pygame.display.flip()</text:p>
      <text:p text:style-name="P1"/>
      <text:p text:style-name="P1"><text:s text:c="8"/>self.gameloop()</text:p>
      <text:p text:style-name="P1"><text:s text:c="8"/></text:p>
      <text:p text:style-name="P1"><text:s text:c="8"/></text:p>
      <text:p text:style-name="P1"><text:s text:c="4"/>def gameloop(self):</text:p>
      <text:p text:style-name="P1"><text:s text:c="8"/>abscorrectcnt=0</text:p>
      <text:p text:style-name="P1"><text:s text:c="8"/>messages=['','nice!','awesome!','woaaah!','dayymmm!','you\'re invincible!','keep going!']</text:p>
      <text:p text:style-name="P1"><text:s text:c="8"/>screen.blit(pygame.image.load('mem.png').convert(),(0,0))</text:p>
      <text:p text:style-name="P1"><text:s text:c="8"/>pygame.display.flip()</text:p>
      <text:p text:style-name="P1"><text:s text:c="8"/>self.selected=[]</text:p>
      <text:p text:style-name="P1"><text:s text:c="8"/>posns=[]</text:p>
      <text:p text:style-name="P1"><text:s text:c="8"/>print 1</text:p>
      <text:p text:style-name="P1"><text:s text:c="8"/>while 1:</text:p>
      <text:p text:style-name="P1"><text:s text:c="12"/>posn=random.choice(self.posns)</text:p>
      <text:p text:style-name="P1"><text:s text:c="12"/>if len(posns)==int(self.limit):</text:p>
      <text:p text:style-name="P1"><text:s text:c="16"/>break</text:p>
      <text:p text:style-name="P1"><text:s text:c="12"/>if posn in posns:</text:p>
      <text:p text:style-name="P1"><text:s text:c="16"/>continue</text:p>
      <text:p text:style-name="P1"><text:s text:c="12"/>posns.append(posn)</text:p>
      <text:p text:style-name="P1"><text:s text:c="8"/>for posn in posns:</text:p>
      <text:p text:style-name="P1"><text:s text:c="12"/>pygame.draw.rect(screen,(0,0,0),[posn[0]-20,posn[1]-20,40,40])</text:p>
      <text:p text:style-name="P1"><text:soft-page-break/><text:s text:c="12"/>time.sleep(0.5)</text:p>
      <text:p text:style-name="P1"><text:s text:c="12"/>pygame.display.flip()</text:p>
      <text:p text:style-name="P1"><text:s text:c="12"/>self.selected.append([posn[0]-20,posn[1]-20])</text:p>
      <text:p text:style-name="P1"><text:s text:c="8"/>time.sleep(0.5)</text:p>
      <text:p text:style-name="P1"><text:s text:c="8"/>screen.blit(pygame.image.load('meminplay.png').convert(),(0,0))</text:p>
      <text:p text:style-name="P1"><text:s text:c="8"/>pygame.display.flip()</text:p>
      <text:p text:style-name="P1"><text:s text:c="8"/>clickedrects=[]</text:p>
      <text:p text:style-name="P1"><text:s text:c="8"/>clickspot=0</text:p>
      <text:p text:style-name="P1"><text:s text:c="8"/>correctcnt=0</text:p>
      <text:p text:style-name="P1"><text:s text:c="8"/>start=time.time()</text:p>
      <text:p text:style-name="P1"><text:s text:c="8"/>pygame.event.pump()</text:p>
      <text:p text:style-name="P1"><text:s text:c="8"/>print 2</text:p>
      <text:p text:style-name="P1"><text:s text:c="8"/>while 1:</text:p>
      <text:p text:style-name="P1"><text:s text:c="12"/>for event in pygame.event.get():</text:p>
      <text:p text:style-name="P1"><text:s text:c="16"/>pass</text:p>
      <text:p text:style-name="P1"><text:s text:c="12"/>if clickspot:</text:p>
      <text:p text:style-name="P1"><text:s text:c="16"/>clickspot=0</text:p>
      <text:p text:style-name="P1"><text:s text:c="12"/>while not clickspot:</text:p>
      <text:p text:style-name="P1"><text:s text:c="16"/>for event in pygame.event.get():</text:p>
      <text:p text:style-name="P1"><text:s text:c="20"/>if event.type==pygame.MOUSEBUTTONDOWN:</text:p>
      <text:p text:style-name="P1"><text:s text:c="24"/>if event.button==1:</text:p>
      <text:p text:style-name="P1"><text:s text:c="28"/>clickspot=pygame.mouse.get_pos()</text:p>
      <text:p text:style-name="P1"><text:s text:c="12"/>if self.close[0][0]&lt;clickspot[0]&lt;self.close[0][1] and self.close[1][0]&lt;clickspot[1]&lt;self.close[1][1]:</text:p>
      <text:p text:style-name="P1"><text:s text:c="16"/>return</text:p>
      <text:p text:style-name="P1"><text:s text:c="12"/>for rect in self.rects:</text:p>
      <text:p text:style-name="P1"><text:s text:c="16"/>if rect[0]&lt;clickspot[0]&lt;rect[0]+40 and rect[1]&lt;clickspot[1]&lt;rect[1]+40:</text:p>
      <text:p text:style-name="P1"><text:s text:c="20"/>if rect not in self.selected:</text:p>
      <text:p text:style-name="P1"><text:s text:c="24"/>print 'wrong'</text:p>
      <text:p text:style-name="P1"><text:s text:c="24"/>pygame.draw.rect(screen,(255,0,0),rect+[40,40])</text:p>
      <text:p text:style-name="P1"><text:soft-page-break/><text:s text:c="24"/>screen.blit(pygame.image.load('youlose.png').convert(),(100,650))</text:p>
      <text:p text:style-name="P1"><text:s text:c="24"/>pygame.display.flip()</text:p>
      <text:p text:style-name="P1"><text:s text:c="24"/>time.sleep(1)</text:p>
      <text:p text:style-name="P1"><text:s text:c="24"/>writescore(self.score)</text:p>
      <text:p text:style-name="P1"><text:s text:c="24"/>begin()</text:p>
      <text:p text:style-name="P1"><text:s text:c="20"/>elif rect in clickedrects:</text:p>
      <text:p text:style-name="P1"><text:s text:c="24"/>print 'repeated'</text:p>
      <text:p text:style-name="P1"><text:s text:c="20"/>elif rect in self.selected:</text:p>
      <text:p text:style-name="P1"><text:s text:c="24"/>print 'correct'</text:p>
      <text:p text:style-name="P1"><text:s text:c="24"/>pygame.draw.rect(screen,(0,255,0),rect+[40,40])</text:p>
      <text:p text:style-name="P1"><text:s text:c="24"/>pygame.display.flip()</text:p>
      <text:p text:style-name="P1"><text:s text:c="24"/>correctcnt+=1</text:p>
      <text:p text:style-name="P1"><text:s text:c="20"/>clickedrects.append(rect)</text:p>
      <text:p text:style-name="P1"><text:s text:c="12"/>if correctcnt==self.limit:</text:p>
      <text:p text:style-name="P1"><text:s text:c="16"/>print 'win'</text:p>
      <text:p text:style-name="P1"><text:s text:c="16"/>self.score+=1</text:p>
      <text:p text:style-name="P1"><text:s text:c="16"/>abscorrectcnt+=1</text:p>
      <text:p text:style-name="P1"><text:s text:c="16"/>screen.blit(pygame.image.load('youwin.png').convert(),(100,650))</text:p>
      <text:p text:style-name="P1"><text:s text:c="16"/>pygame.display.flip()</text:p>
      <text:p text:style-name="P1"><text:s text:c="16"/>time.sleep(0.5)</text:p>
      <text:p text:style-name="P1"><text:s text:c="16"/>screen.blit(pygame.image.load('blackbar.png').convert(),(100,650))</text:p>
      <text:p text:style-name="P1"><text:s text:c="16"/>pygame.display.flip()</text:p>
      <text:p text:style-name="P1"><text:s text:c="16"/>if self.limit%3==0:</text:p>
      <text:p text:style-name="P1"><text:s text:c="20"/>print 'zero'</text:p>
      <text:p text:style-name="P1"><text:s text:c="20"/>font=pygame.font.SysFont('arialblack',50)</text:p>
      <text:p text:style-name="P1"><text:s text:c="20"/>try:</text:p>
      <text:p text:style-name="P1"><text:s text:c="24"/>fontsurf=font.render(messages[abscorrectcnt/4],True,(0,200,200))</text:p>
      <text:p text:style-name="P1"><text:s text:c="20"/>except:</text:p>
      <text:p text:style-name="P1"><text:soft-page-break/><text:s text:c="24"/>fontsurf=font.render(messages[6],True,(0,200,200)) <text:s text:c="23"/></text:p>
      <text:p text:style-name="P1"><text:s text:c="20"/>x=325-(fontsurf.get_width()/2)+25</text:p>
      <text:p text:style-name="P1"><text:s text:c="20"/>y=350-(fontsurf.get_height()/2)</text:p>
      <text:p text:style-name="P1"><text:s text:c="20"/>screen.blit(fontsurf,(x,y))</text:p>
      <text:p text:style-name="P1"><text:s text:c="20"/>pygame.display.flip()</text:p>
      <text:p text:style-name="P1"><text:s text:c="20"/>time.sleep(1)</text:p>
      <text:p text:style-name="P1"><text:s text:c="16"/>self.limit+=1</text:p>
      <text:p text:style-name="P1"><text:s text:c="16"/>self.gameloop()</text:p>
      <text:p text:style-name="P1"/>
      <text:p text:style-name="P1"/>
      <text:p text:style-name="P1">class start_screen:</text:p>
      <text:p text:style-name="P1"><text:s text:c="4"/>def __init__(self):</text:p>
      <text:p text:style-name="P1"><text:s text:c="8"/></text:p>
      <text:p text:style-name="P1"><text:s text:c="8"/>self.bg=pygame.image.load('start.jpg').convert()</text:p>
      <text:p text:style-name="P1"/>
      <text:p text:style-name="P1"><text:s text:c="8"/>self.startbtn=0</text:p>
      <text:p text:style-name="P1"><text:s text:c="8"/>self.helpbtn=1</text:p>
      <text:p text:style-name="P1"><text:s text:c="8"/>self.quitbtn=2</text:p>
      <text:p text:style-name="P1"><text:s text:c="8"/>self.optionsbtn=3</text:p>
      <text:p text:style-name="P1"/>
      <text:p text:style-name="P1"><text:s text:c="8"/>self.buttons=([[230,450],[30,60]],[[110,310],[610,690]],[[320,370],[610,690]],[[380,430],[610,690]])</text:p>
      <text:p text:style-name="P1"/>
      <text:p text:style-name="P1"><text:s text:c="4"/>def check_press(self):</text:p>
      <text:p text:style-name="P1"><text:s text:c="8"/>index=-1</text:p>
      <text:p text:style-name="P1"><text:s text:c="8"/>clickspot=pygame.mouse.get_pos()</text:p>
      <text:p text:style-name="P1"><text:s text:c="8"/>for button in self.buttons:</text:p>
      <text:p text:style-name="P1"><text:s text:c="12"/>index+=1</text:p>
      <text:p text:style-name="P1"><text:s text:c="12"/>if button[0][0]&lt;clickspot[0]&lt;button[0][1] and button[1][0]&lt;clickspot[1]&lt;button[1][1]:</text:p>
      <text:p text:style-name="P1"><text:s text:c="16"/>return index</text:p>
      <text:p text:style-name="P1"/>
      <text:p text:style-name="P1"><text:soft-page-break/>class gameChooser:</text:p>
      <text:p text:style-name="P1"><text:s text:c="4"/>def __init__(self):</text:p>
      <text:p text:style-name="P1"><text:s text:c="8"/>screen.fill((0,0,0))</text:p>
      <text:p text:style-name="P1"><text:s text:c="8"/>img=pygame.image.load('games.png').convert()</text:p>
      <text:p text:style-name="P1"><text:s text:c="8"/>screen.blit(img,(0,0))</text:p>
      <text:p text:style-name="P1"><text:s text:c="8"/>screen.blit(pygame.image.load('close.png').convert(),(0,0))</text:p>
      <text:p text:style-name="P1"><text:s text:c="8"/>pygame.display.flip()</text:p>
      <text:p text:style-name="P1"><text:s text:c="8"/>self.mainloop()</text:p>
      <text:p text:style-name="P1"/>
      <text:p text:style-name="P1"><text:s text:c="4"/>def mainloop(self):</text:p>
      <text:p text:style-name="P1"><text:s text:c="8"/>memory=[[180,500],[210,260]]</text:p>
      <text:p text:style-name="P1"><text:s text:c="8"/>vision=[[180,500],[270,310]]</text:p>
      <text:p text:style-name="P1"><text:s text:c="8"/>calc=[[180,500],[320,360]]</text:p>
      <text:p text:style-name="P1"><text:s text:c="8"/>react=[[180,500],[370,400]]</text:p>
      <text:p text:style-name="P1"><text:s text:c="8"/>close=[[0,50],[0,50]]</text:p>
      <text:p text:style-name="P1"><text:s text:c="8"/></text:p>
      <text:p text:style-name="P1"><text:s text:c="8"/>clickspot=1</text:p>
      <text:p text:style-name="P1"><text:s text:c="8"/>while True:</text:p>
      <text:p text:style-name="P1"><text:s text:c="12"/>if clickspot:</text:p>
      <text:p text:style-name="P1"><text:s text:c="16"/>clickspot=0</text:p>
      <text:p text:style-name="P1"><text:s text:c="12"/>while 1:</text:p>
      <text:p text:style-name="P1"><text:s text:c="16"/>while not clickspot:</text:p>
      <text:p text:style-name="P1"><text:s text:c="20"/>for event in pygame.event.get():</text:p>
      <text:p text:style-name="P1"><text:s text:c="24"/>if event.type==pygame.MOUSEBUTTONDOWN:</text:p>
      <text:p text:style-name="P1"><text:s text:c="28"/>if event.button==1:</text:p>
      <text:p text:style-name="P1"><text:s text:c="32"/>clickspot=pygame.mouse.get_pos()</text:p>
      <text:p text:style-name="P1"><text:s text:c="20"/></text:p>
      <text:p text:style-name="P1"><text:s text:c="16"/>if memory[0][0]&lt;clickspot[0]&lt;memory[0][1] and memory[1][0]&lt;clickspot[1]&lt;memory[1][1]:</text:p>
      <text:p text:style-name="P1"><text:s text:c="20"/>score=Memory()</text:p>
      <text:p text:style-name="P1"><text:s text:c="20"/>begin()</text:p>
      <text:p text:style-name="P1"><text:s text:c="20"/>break</text:p>
      <text:p text:style-name="P1"><text:soft-page-break/><text:s text:c="16"/>elif vision[0][0]&lt;clickspot[0]&lt;vision[0][1] and vision[1][0]&lt;clickspot[1]&lt;vision[1][1]:</text:p>
      <text:p text:style-name="P1"><text:s text:c="20"/>score=Vision()</text:p>
      <text:p text:style-name="P1"><text:s text:c="20"/>begin()</text:p>
      <text:p text:style-name="P1"><text:s text:c="20"/>break</text:p>
      <text:p text:style-name="P1"><text:s text:c="16"/>elif calc[0][0]&lt;clickspot[0]&lt;calc[0][1] and calc[1][0]&lt;clickspot[1]&lt;calc[1][1]:</text:p>
      <text:p text:style-name="P1"><text:s text:c="20"/>score=Calc()</text:p>
      <text:p text:style-name="P1"><text:s text:c="20"/>break</text:p>
      <text:p text:style-name="P1"><text:s text:c="16"/>elif react[0][0]&lt;clickspot[0]&lt;react[0][1] and react[1][0]&lt;clickspot[1]&lt;react[1][1]:</text:p>
      <text:p text:style-name="P1"><text:s text:c="20"/>score=React()</text:p>
      <text:p text:style-name="P1"><text:s text:c="20"/>break</text:p>
      <text:p text:style-name="P1"><text:s text:c="16"/>elif close[0][0]&lt;clickspot[0]&lt;close[0][1] and close[1][0]&lt;clickspot[1]&lt;close[1][1]:</text:p>
      <text:p text:style-name="P1"><text:s text:c="20"/>begin()</text:p>
      <text:p text:style-name="P1"><text:s text:c="16"/></text:p>
      <text:p text:style-name="P1"><text:s text:c="16"/>else:break</text:p>
      <text:p text:style-name="P1"/>
      <text:p text:style-name="P1"/>
      <text:p text:style-name="P1">class HelpMenu:</text:p>
      <text:p text:style-name="P1"><text:s text:c="4"/>def __init__(self):</text:p>
      <text:p text:style-name="P1"><text:s text:c="8"/>screen.blit(pygame.image.load('close.png').convert(),(475,125))</text:p>
      <text:p text:style-name="P1"><text:s text:c="8"/>self.mainloop()</text:p>
      <text:p text:style-name="P1"><text:s text:c="8"/></text:p>
      <text:p text:style-name="P1"><text:s text:c="4"/>def mainloop(self):</text:p>
      <text:p text:style-name="P1"><text:s text:c="8"/>imgs=[pygame.image.load('help1.png').convert(),pygame.image.load('help2.png').convert(),</text:p>
      <text:p text:style-name="P1"><text:s text:c="8"/>pygame.image.load('help3.png').convert(),pygame.image.load('help4.png').convert()]</text:p>
      <text:p text:style-name="P1"><text:soft-page-break/></text:p>
      <text:p text:style-name="P1"><text:s text:c="8"/>currentscr=0</text:p>
      <text:p text:style-name="P1"/>
      <text:p text:style-name="P1"><text:s text:c="8"/>backward=[[30,100],[260,290]]</text:p>
      <text:p text:style-name="P1"><text:s text:c="8"/>forward=[[250,320],[260,290]]</text:p>
      <text:p text:style-name="P1"><text:s text:c="8"/>close=[[475,525],[125,175]]</text:p>
      <text:p text:style-name="P1"/>
      <text:p text:style-name="P1"><text:s text:c="8"/>clickspot=1</text:p>
      <text:p text:style-name="P1"><text:s text:c="8"/>while True:</text:p>
      <text:p text:style-name="P1"><text:s text:c="12"/>if clickspot:</text:p>
      <text:p text:style-name="P1"><text:s text:c="16"/>clickspot=0</text:p>
      <text:p text:style-name="P1"><text:s text:c="16"/>screen.blit(imgs[currentscr],(175,175))</text:p>
      <text:p text:style-name="P1"><text:s text:c="16"/>pygame.display.flip()</text:p>
      <text:p text:style-name="P1"><text:s text:c="12"/>while 1:</text:p>
      <text:p text:style-name="P1"><text:s text:c="16"/>while not clickspot:</text:p>
      <text:p text:style-name="P1"><text:s text:c="20"/>for event in pygame.event.get():</text:p>
      <text:p text:style-name="P1"><text:s text:c="24"/>if event.type==pygame.MOUSEBUTTONDOWN:</text:p>
      <text:p text:style-name="P1"><text:s text:c="28"/>if event.button==1:</text:p>
      <text:p text:style-name="P1"><text:s text:c="32"/>clickspot=pygame.mouse.get_pos()</text:p>
      <text:p text:style-name="P1"><text:s text:c="20"/></text:p>
      <text:p text:style-name="P1"><text:s text:c="16"/>if forward[0][0]&lt;clickspot[0]-175&lt;forward[0][1] and forward[1][0]&lt;clickspot[1]-175&lt;forward[1][1]:</text:p>
      <text:p text:style-name="P1"><text:s text:c="20"/>if currentscr==3:</text:p>
      <text:p text:style-name="P1"><text:s text:c="24"/>play()</text:p>
      <text:p text:style-name="P1"><text:s text:c="20"/>else:currentscr+=1</text:p>
      <text:p text:style-name="P1"><text:s text:c="20"/>break</text:p>
      <text:p text:style-name="P1"><text:s text:c="16"/>elif close[0][0]&lt;clickspot[0]&lt;close[0][1] and close[1][0]&lt;clickspot[1]&lt;close[1][1]:</text:p>
      <text:p text:style-name="P1"><text:s text:c="20"/>begin()</text:p>
      <text:p text:style-name="P1"><text:s text:c="16"/>elif backward[0][0]&lt;clickspot[0]-175&lt;backward[0][1] and backward[1][0]&lt;clickspot[1]-175&lt;backward[1][1]:</text:p>
      <text:p text:style-name="P1"><text:s text:c="20"/>if currentscr==0:</text:p>
      <text:p text:style-name="P1"><text:soft-page-break/><text:s text:c="24"/>pass</text:p>
      <text:p text:style-name="P1"><text:s text:c="20"/>else:currentscr-=1</text:p>
      <text:p text:style-name="P1"><text:s text:c="20"/>break</text:p>
      <text:p text:style-name="P1"><text:s text:c="16"/>else:break</text:p>
      <text:p text:style-name="P1"/>
      <text:p text:style-name="P1">class HighScores:</text:p>
      <text:p text:style-name="P1"><text:s text:c="4"/>def __init__(self):</text:p>
      <text:p text:style-name="P1"><text:s text:c="8"/>screen.blit(pygame.image.load('close.png').convert(),(475,125))</text:p>
      <text:p text:style-name="P1"><text:s text:c="8"/>fp=open('scoredat.txt','r')</text:p>
      <text:p text:style-name="P1"><text:s text:c="8"/>filedat=fp.read().split(',')</text:p>
      <text:p text:style-name="P1"><text:s text:c="8"/>fp.close()</text:p>
      <text:p text:style-name="P1"><text:s text:c="8"/>self.font=pygame.font.SysFont('rockwellmtextrabold',50)</text:p>
      <text:p text:style-name="P1"><text:s text:c="8"/>self.textsurfs=[]</text:p>
      <text:p text:style-name="P1"><text:s text:c="8"/>for i in range(4):</text:p>
      <text:p text:style-name="P1"><text:s text:c="12"/>textsurf=self.font.render(filedat[i],True,(0,0,0))</text:p>
      <text:p text:style-name="P1"><text:s text:c="12"/>self.textsurfs.append(textsurf)</text:p>
      <text:p text:style-name="P1"><text:s text:c="8"/>self.mainloop()</text:p>
      <text:p text:style-name="P1"><text:s text:c="8"/></text:p>
      <text:p text:style-name="P1"><text:s text:c="4"/>def mainloop(self):</text:p>
      <text:p text:style-name="P1"><text:s text:c="8"/>close=[[475,525],[125,175]]</text:p>
      <text:p text:style-name="P1"><text:s text:c="8"/>screen.blit(pygame.image.load('scores.png').convert(),(175,175))</text:p>
      <text:p text:style-name="P1"><text:s text:c="8"/>i=0</text:p>
      <text:p text:style-name="P1"><text:s text:c="8"/>for y in [10,90,170,250]:</text:p>
      <text:p text:style-name="P1"><text:s text:c="12"/>screen.blit(self.textsurfs[i],(240+175,180+y))</text:p>
      <text:p text:style-name="P1"><text:s text:c="12"/>i+=1</text:p>
      <text:p text:style-name="P1"><text:s text:c="8"/>pygame.display.flip()</text:p>
      <text:p text:style-name="P1"><text:s text:c="8"/>while 1:</text:p>
      <text:p text:style-name="P1"><text:s text:c="12"/>for event in pygame.event.get():</text:p>
      <text:p text:style-name="P1"><text:s text:c="16"/>if event.type==pygame.MOUSEBUTTONDOWN:</text:p>
      <text:p text:style-name="P1"><text:s text:c="20"/>pos=event.pos</text:p>
      <text:p text:style-name="P1"><text:s text:c="20"/>print pos</text:p>
      <text:p text:style-name="P1"><text:soft-page-break/><text:s text:c="20"/>print close</text:p>
      <text:p text:style-name="P1"><text:s text:c="20"/>if close[0][0]&lt;pos[0]&lt;close[0][1] and close[1][0]&lt;pos[1]&lt;close[1][1]:</text:p>
      <text:p text:style-name="P1"><text:s text:c="24"/>begin()</text:p>
      <text:p text:style-name="P1"/>
      <text:p text:style-name="P1">def writescore(score):</text:p>
      <text:p text:style-name="P1"><text:s text:c="4"/>screen.blit(pygame.image.load('scoreboard.png'),(0,0))</text:p>
      <text:p text:style-name="P1"><text:s text:c="4"/>font=pygame.font.SysFont('rockwellmtextrabold',500)</text:p>
      <text:p text:style-name="P1"><text:s text:c="4"/>text=font.render(str(score),1,(255,201,14))</text:p>
      <text:p text:style-name="P1"><text:s text:c="4"/>screen.blit(text,(175,210))</text:p>
      <text:p text:style-name="P1"><text:s text:c="4"/>if score&gt;5:</text:p>
      <text:p text:style-name="P1"><text:s text:c="8"/>screen.blit(pygame.image.load('happyface.png'),(600,600))</text:p>
      <text:p text:style-name="P1"><text:s text:c="4"/>pygame.display.flip()</text:p>
      <text:p text:style-name="P1"><text:s text:c="4"/>time.sleep(2)</text:p>
      <text:p text:style-name="P1"/>
      <text:p text:style-name="P1">def play():</text:p>
      <text:p text:style-name="P1"><text:s text:c="4"/>gameChooser()</text:p>
      <text:p text:style-name="P1"/>
      <text:p text:style-name="P1">def help_contents():</text:p>
      <text:p text:style-name="P1"><text:s text:c="4"/>HelpMenu()</text:p>
      <text:p text:style-name="P1"><text:s text:c="11"/></text:p>
      <text:p text:style-name="P1">def hiscores():</text:p>
      <text:p text:style-name="P1"><text:s text:c="4"/>HighScores()</text:p>
      <text:p text:style-name="P1"><text:s text:c="4"/></text:p>
      <text:p text:style-name="P1">def begin():</text:p>
      <text:p text:style-name="P1"><text:s text:c="4"/>global beginflag</text:p>
      <text:p text:style-name="P1"><text:s text:c="4"/>global scores</text:p>
      <text:p text:style-name="P1"><text:s text:c="4"/>if beginflag:</text:p>
      <text:p text:style-name="P1"><text:s text:c="8"/>scores=open('scoredat.txt','r').read().split(',')</text:p>
      <text:p text:style-name="P1"><text:s text:c="8"/>screen.blit(pygame.image.load('screen3.png').convert(),(0,0))</text:p>
      <text:p text:style-name="P1"><text:s text:c="8"/>pygame.display.flip()</text:p>
      <text:p text:style-name="P1"><text:s text:c="8"/>beginflag=False</text:p>
      <text:p text:style-name="P1"><text:soft-page-break/></text:p>
      <text:p text:style-name="P1"><text:s text:c="8"/>for i in range (0,750,5):</text:p>
      <text:p text:style-name="P1"><text:s text:c="12"/>if i%100==0:</text:p>
      <text:p text:style-name="P1"><text:s text:c="16"/>color=(255,0,0)</text:p>
      <text:p text:style-name="P1"><text:s text:c="12"/>pygame.draw.rect(screen,color,[0,600,i,10])</text:p>
      <text:p text:style-name="P1"><text:s text:c="12"/>pygame.display.flip()</text:p>
      <text:p text:style-name="P1"><text:s text:c="12"/>time.sleep(0.02)</text:p>
      <text:p text:style-name="P1"><text:s text:c="8"/>time.sleep(0.5)</text:p>
      <text:p text:style-name="P1"><text:s text:c="4"/></text:p>
      <text:p text:style-name="P1"><text:s text:c="4"/>screencontents=start_screen()</text:p>
      <text:p text:style-name="P1"><text:s text:c="4"/>while 1:</text:p>
      <text:p text:style-name="P1"><text:s text:c="8"/>screen.blit(screencontents.bg,(0,0))</text:p>
      <text:p text:style-name="P1"><text:s text:c="8"/>for event in pygame.event.get():</text:p>
      <text:p text:style-name="P1"><text:s text:c="12"/>if event.type==pygame.KEYDOWN and event.key==pygame.K_q:</text:p>
      <text:p text:style-name="P1"><text:s text:c="16"/>pygame.quit()</text:p>
      <text:p text:style-name="P1"><text:s text:c="12"/>elif event.type==pygame.QUIT:</text:p>
      <text:p text:style-name="P1"><text:s text:c="16"/>pygame.quit()</text:p>
      <text:p text:style-name="P1"><text:s text:c="12"/>elif event.type==pygame.MOUSEBUTTONDOWN:</text:p>
      <text:p text:style-name="P1"><text:s text:c="16"/>clicked_at=screencontents.check_press()</text:p>
      <text:p text:style-name="P1"><text:s text:c="16"/>if clicked_at==0:</text:p>
      <text:p text:style-name="P1"><text:s text:c="20"/>play()</text:p>
      <text:p text:style-name="P1"><text:s text:c="16"/>elif clicked_at==1:</text:p>
      <text:p text:style-name="P1"><text:s text:c="20"/>help_contents()</text:p>
      <text:p text:style-name="P1"><text:s text:c="16"/>elif clicked_at==2:</text:p>
      <text:p text:style-name="P1"><text:s text:c="20"/>hiscores()</text:p>
      <text:p text:style-name="P1"><text:s text:c="16"/>elif clicked_at==3:</text:p>
      <text:p text:style-name="P1"><text:s text:c="20"/>pygame.quit()</text:p>
      <text:p text:style-name="P1"><text:s text:c="8"/>pygame.display.flip()</text:p>
      <text:p text:style-name="P1"><text:s text:c="8"/>time.sleep(0.1)</text:p>
      <text:p text:style-name="P1"/>
      <text:p text:style-name="P1"/>
      <text:p text:style-name="P1"><text:soft-page-break/>def test():</text:p>
      <text:p text:style-name="P1"><text:s text:c="4"/>###################################################################################</text:p>
      <text:p text:style-name="P1"><text:s text:c="4"/>pass</text:p>
      <text:p text:style-name="P1">beginflag=1</text:p>
      <text:p text:style-name="P1">begin()</text:p>
      <text:p text:style-name="P1"/>
      <text:p text:style-name="P1"/>
      <text:p text:style-name="P1"/>
      <text:p text:style-name="P1"><text:s text:c="16"/></text:p>
      <text:p text:style-name="P1"><text:s text:c="31"/></text:p>
      <text:p text:style-name="P1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dulrahim khan</meta:initial-creator>
    <meta:creation-date>2016-11-30T20:38:13.92</meta:creation-date>
    <dc:date>2016-11-30T20:42:00.72</dc:date>
    <dc:creator>abdulrahim khan</dc:creator>
    <meta:editing-duration>PT3M47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25" meta:paragraph-count="700" meta:word-count="1014" meta:character-count="25705"/>
  </office:meta>
</office:document-meta>
</file>